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ambria" fo:font-size="14pt" style:font-size-asian="14pt" style:font-size-complex="14pt"/>
    </style:style>
    <style:style style:name="P2" style:family="paragraph" style:parent-style-name="Preformatted_20_Text">
      <style:text-properties style:font-name="Cambria" fo:font-size="14pt" style:font-size-asian="14pt" style:font-size-complex="14pt"/>
    </style:style>
    <style:style style:name="T1" style:family="text">
      <style:text-properties officeooo:rsid="001f4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to CO4-1: insertCamera</text:p>
      <text:p text:style-name="P1"><text:line-break/>Operazione: insertCamera(Camera<text:span text:style-name="T1">ID</text:span> : Camera<text:span text:style-name="T1">ID, Content : Content</text:span>)</text:p>
      <text:p text:style-name="P1">Riferimenti: caso d’uso: Prenotazioni</text:p>
      <text:p text:style-name="P1">Pre-condizioni: nessuna</text:p>
      <text:p text:style-name="P1"/>
      <text:p text:style-name="P1">Post-condizioni: </text:p>
      <text:p text:style-name="P1"><text:tab/>- è stata creata un’istanza di Camera (creazione di istanza)</text:p>
      <text:p text:style-name="P1"><text:tab/>- Camera.prenotato è impostato a false (modifica di attributo)</text:p>
      <text:p text:style-name="P1"><text:tab/>- <text:span text:style-name="T1">Camera.CameraID è diventato CameraID.</text:span></text:p>
      <text:p text:style-name="P1"><text:tab/>- <text:span text:style-name="T1">Camera.Content è diventato Content.</text:span></text:p>
      <text:p text:style-name="P1"><text:tab/>- la nuova istanza di Camera è stata associata al GestoreCamere (asociazione formata).</text:p>
      <text:p text:style-name="P1"/>
      <text:p text:style-name="P1"/>
      <text:p text:style-name="P1"/>
      <text:p text:style-name="P1">Contratto CO4-2: modifyCamera</text:p>
      <text:p text:style-name="P1"/>
      <text:p text:style-name="P1">Operazione: modifyCamera(CameraID : CameraID, Content : Content)</text:p>
      <text:p text:style-name="P1">Riferimenti: caso d’uso: Prenotazioni</text:p>
      <text:p text:style-name="P1">Pre-condizioni: nessuna</text:p>
      <text:p text:style-name="P1"/>
      <text:p text:style-name="P1">Post-condizioni:</text:p>
      <text:p text:style-name="P1"><text:tab/>- la Camera con l’ID ricevuto viene modificata; Camera.Content diventa Content (modifica di attributo)</text:p>
      <text:p text:style-name="P1"/>
      <text:p text:style-name="P1"/>
      <text:p text:style-name="P1"/>
      <text:p text:style-name="P1">Contratto CO4-3: deleteCamera</text:p>
      <text:p text:style-name="P1"/>
      <text:p text:style-name="P1">Operazione: deleteCamera(CameraID : CameraID)</text:p>
      <text:p text:style-name="P1">Riferimenti: caso d’uso: Prenotazioni</text:p>
      <text:p text:style-name="P1">Pre-condizioni: nessuna</text:p>
      <text:p text:style-name="P1"/>
      <text:p text:style-name="P1">Post-condizioni:</text:p>
      <text:p text:style-name="P1"><text:tab/>- la camera con l’ID ricevuto viene eliminata; GestoreCamere viene dissociato dall’istanza appena eliminata 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8T17:04:21.291000000</dc:date>
    <meta:editing-duration>PT3M36S</meta:editing-duration>
    <meta:editing-cycles>4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22" meta:word-count="119" meta:character-count="994" meta:non-whitespace-character-count="888"/>
  </office:meta>
</office:document-meta>
</file>